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21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6156167534686922913"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7131878149619096251"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8112802357844362971"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2963552012055975842"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807122164702613068"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3304290728651999156" text:style-name="L6">
        <text:list-item>
          <text:list>
            <text:list-header>
              <text:p text:style-name="P211"><text:span text:style-name="T2">warm up:</text:span> 0.2 mile jog and rest 2 minutes</text:p>
              <text:p text:style-name="P211"><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3149691836134267515"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2486547920886426335"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4798706" text:continue-list="list3149691836134267515"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6878209886993727666"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790570"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796186"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4815092" text:continue-numbering="true" text:style-name="L9">
        <text:list-item>
          <text:list>
            <text:list-header>
              <text:p text:style-name="P212">Warm down: <text:span text:style-name="T3">0.25 mile jog home</text:span></text:p>
              <text:p text:style-name="P213"/>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4795097" text:continue-numbering="true" text:style-name="L9">
        <text:list-item>
          <text:list>
            <text:list-header>
              <text:p text:style-name="P213">Time for 4.8 miles: 56: 32, Ave Pace: 11:51/mile, Ave HR:118,-&gt;1399 heartbeats/Mile</text:p>
              <text:p text:style-name="P212">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788105" text:continue-numbering="true" text:style-name="L9">
        <text:list-item>
          <text:list>
            <text:list-header>
              <text:p text:style-name="P213">Today Oct 13:</text:p>
              <text:p text:style-name="P213">Time for 4.8 miles: 59: 34, Ave Pace: 12:24.5/mile, Ave HR:108.5,-&gt;1345 heartbeats/Mile</text:p>
              <text:p text:style-name="P213">On Thur <text:s/>Oct 8, 2020: </text:p>
              <text:p text:style-name="P213">Time for 4.8 miles: 59: 55, Ave Pace: 12:29/mile, Ave HR:112,-&gt;1398 heartbeats/Mile</text:p>
              <text:p text:style-name="P214">On Oct 8 when going up hill, I ran until my HR was up to 120 bpm and then walked until my HR was 110 bpm and then repeated.</text:p>
              <text:p text:style-name="P214">On Oct 13 when going up hill, I ran until my HR was up to 115 bpm and then walked until my HR was 105 bpm and then repeated.</text:p>
              <text:p text:style-name="P215">On Oct 13 my average rate was faster and heartbeats/mile was lower. Therefore this scheme is better. I should repeat these two workouts and also try the following:</text:p>
              <text:p text:style-name="P214">When going up hill, run until my HR is up to 110 bpm and then walk until my HR is 100 bpm and repeat.</text:p>
              <text:p text:style-name="P215"/>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8317769672577091607"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5195868595353666927"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5756069034500600517"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798623" text:continue-numbering="true" text:style-name="L12">
        <text:list-item>
          <text:list>
            <text:list-header>
              <text:p text:style-name="P217">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1688676184468894131"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8464304362928020956"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913088975916378868" text:style-name="L15">
        <text:list-item>
          <text:list>
            <text:list-header>
              <text:p text:style-name="P184">1.5 miles averaging about 9:40/mile and rest 1 min</text:p>
            </text:list-header>
          </text:list>
        </text:list-item>
      </text:list>
      <text:p text:style-name="P24">1 mile in 8:26 and rest 2 min</text:p>
      <text:list xml:id="list2109299325220706533"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885974209451605886"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794280"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7450617316553950893"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6751362912033092843"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2439603327366753659"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4789158" text:continue-list="list6751362912033092843" text:style-name="L19">
        <text:list-item>
          <text:list>
            <text:list-header>
              <text:p text:style-name="P188">(Pace*HR)=1240</text:p>
            </text:list-header>
          </text:list>
        </text:list-item>
      </text:list>
      <text:list xml:id="list34785286" text:continue-list="list7450617316553950893" text:style-name="L18">
        <text:list-item>
          <text:list>
            <text:list-header>
              <text:p text:style-name="P187">2 miles at 10:46/mile Ave HR= 121 bpm and rest a few minutes</text:p>
            </text:list-header>
          </text:list>
        </text:list-item>
      </text:list>
      <text:list xml:id="list34797531" text:continue-list="list34789158"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4815531"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8808152502672997623"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5564322040411357658"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8342423954164055184"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1165824025922011638" text:style-name="L24">
        <text:list-item>
          <text:p text:style-name="P216">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8601889624818282347"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1258375014158911362"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4804308"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793418"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6462941120997963650"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2802727983228071438"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4705899853899062895"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637614894273892521"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1194719224883261440"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2854989438748047165" text:style-name="L32">
        <text:list-item>
          <text:list>
            <text:list-header>
              <text:p text:style-name="P198">0.25 miles in 2:54</text:p>
              <text:p text:style-name="P198">1 mile in 9:21 going faster as I ran and ending at around 8:30 pace</text:p>
            </text:list-header>
          </text:list>
        </text:list-item>
      </text:list>
      <text:list xml:id="list3788437512900756218"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2298458657120289523"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864498476748772276"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920148054863422067"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4676582226005788792"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3429135007010562720"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Wed Aug 7, 2024 <text:span text:style-name="T2">2.1 miles</text:span></text:p>
      <text:p text:style-name="P24">Warm up: 0.25 miles to the cemetery loop </text:p>
      <text:p text:style-name="P24">Run: 5 loops, 1.6 miles in 18:07 or 11:20/mile</text:p>
      <text:p text:style-name="P24">Warm down: 0.25 miles home</text:p>
      <text:p text:style-name="P24"/>
      <text:p text:style-name="P24"/>
      <text:p text:style-name="P24"/>
      <text:p text:style-name="P24"/>
      <text:p text:style-name="P24"><text:soft-page-break/>Thur Aug 8, 2024 <text:span text:style-name="T2">4.2 miles </text:span>with 6 other runners on the Ernst trail </text:p>
      <text:p text:style-name="P24">Warm up: 0.2 miles</text:p>
      <text:p text:style-name="P24">Run: 1 mile, Time: 10:32, last 1/8 mile at a pace of 9:37/mile and rest a few minutes</text:p>
      <text:p text:style-name="P24">Run: 2 miles Splits: 10:00 and 9:32</text:p>
      <text:p text:style-name="P24">Jog: ½ mile</text:p>
      <text:p text:style-name="P24">Run: ½ mile at a fast pace</text:p>
      <text:p text:style-name="P24"/>
      <text:p text:style-name="P24">Fri Aug 9, 2024 </text:p>
      <text:p text:style-name="P24">Warm up: 0.5 miles to cemetery loop in 5:41</text:p>
      <text:p text:style-name="P24">Run: On the cemetery loop, 1 mile in 9:48 and rest a few minutes</text:p>
      <text:p text:style-name="P24">Warm down: 1 mile in 12:27</text:p>
      <text:p text:style-name="P24"/>
      <text:p text:style-name="P24">During the past week: <text:span text:style-name="T2">20.3 miles</text:span>, streak of <text:s/>406 days started on July 1, 2023</text:p>
      <text:p text:style-name="P24"/>
      <text:p text:style-name="P24">Sat Aug 10, 2024 <text:span text:style-name="T2">3.1 miles</text:span></text:p>
      <text:p text:style-name="P24">Warm up: 0.5 miles to the cemetery loop</text:p>
      <text:p text:style-name="P24">Run: 5 loops, 1.6 miles, Ave Pace: 10:00/mile</text:p>
      <text:p text:style-name="P24">Warm down” 1 mile home</text:p>
      <text:p text:style-name="P24"/>
      <text:p text:style-name="P24">Sun Aug 11, 2024 <text:span text:style-name="T2">3.1 miles</text:span></text:p>
      <text:p text:style-name="P24">Warm up: 0.5 miles to the cemetery loop</text:p>
      <text:p text:style-name="P24">Run: 2 miles on the loop, Ave Pace: 10:26/mile</text:p>
      <text:p text:style-name="P24">Warm down: 0.6 miles home</text:p>
      <text:p text:style-name="P24"/>
      <text:p text:style-name="P24">Mon Aug 12, 2024 <text:span text:style-name="T2">1.9 miles</text:span></text:p>
      <text:p text:style-name="P24">Warm up: 0.3 miles to the cemetery loop</text:p>
      <text:p text:style-name="P24">Run: 1 mile on the loop, Time: 10:48/mile</text:p>
      <text:p text:style-name="P24">Warm down: 0.6 miles home</text:p>
      <text:p text:style-name="P24"/>
      <text:p text:style-name="P24">Tues Aug 13, 2024 <text:span text:style-name="T2">2.2 miles</text:span></text:p>
      <text:p text:style-name="P24">Warm up: 0.6 miles to the cemetery loop</text:p>
      <text:p text:style-name="P24">Run: 1 mile on the loop, Time: 10:15/mile</text:p>
      <text:p text:style-name="P24">Warm down: 0.6 miles home</text:p>
      <text:p text:style-name="P24"/>
      <text:p text:style-name="P24">Wed Aug 14, 2024 <text:span text:style-name="T2">4.6 miles</text:span></text:p>
      <text:p text:style-name="P24">Warm up: 1.25 miles</text:p>
      <text:p text:style-name="P24">Run: Mark Courney's Ice Cream Race 5k in 29:35 or 9:32/mile</text:p>
      <text:p text:style-name="P24">Warm down: 0.25 miles </text:p>
      <text:p text:style-name="P24"/>
      <text:p text:style-name="P24">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4"><text:soft-page-break/>Fri Aug 16, 2024 <text:span text:style-name="T2">1.9 miles</text:span> at about 11:30/mile</text:p>
      <text:p text:style-name="P24"/>
      <text:p text:style-name="P24">During the past week: <text:span text:style-name="T2">18.45 miles</text:span></text:p>
      <text:p text:style-name="P24"/>
      <text:p text:style-name="P24">Sat Aug 17, 2024 <text:span text:style-name="T2">3.1 miles</text:span> at various paces.</text:p>
      <text:p text:style-name="P24"/>
      <text:p text:style-name="P41">A streak of <text:s/>414 days (59 weeks and 1 day) ended with today's run. </text:p>
      <text:p text:style-name="P41">It started on July 1, 2023</text:p>
      <text:p text:style-name="P41"/>
      <text:p text:style-name="P24">Sun Aug 18, 2024 <text:span text:style-name="T2">No running</text:span> <text:s/></text:p>
      <text:p text:style-name="P24"/>
      <text:p text:style-name="P24">Mon Aug 19, 2024 <text:s/><text:span text:style-name="T2">4.25 miles</text:span> with about 9 other runners on the cemetery loop.</text:p>
      <text:p text:style-name="P24">Warm up: <text:span text:style-name="T2">1.25 miles</text:span></text:p>
      <text:p text:style-name="P24">Run: 5x1/2 miles with a 0.1 miles after each run. Times: 4:56, 4:51, 4:51, 4:53, 4:38</text:p>
      <text:p text:style-name="P24"><text:s text:c="20"/>These are the times I ran on June 17, 2024: <text:s/>4:45, 4:49, 4:45, 4:41, 4:29</text:p>
      <text:p text:style-name="P24"/>
      <text:p text:style-name="P24">Tues Aug 20, 2024 <text:span text:style-name="T2">No Running</text:span></text:p>
      <text:p text:style-name="P10"/>
      <text:p text:style-name="P24">Wed Aug 21, 2024 <text:span text:style-name="T2">1.92 miles running</text:span> and 1.28 miles walking</text:p>
      <text:p text:style-name="P24">I walked to the cemetery loop, ran and walked on the loop and walked home.</text:p>
      <text:p text:style-name="P24">Ave Pace: about 14 min/mile</text:p>
      <text:p text:style-name="P24"/>
      <text:p text:style-name="P24">Thur Aug 22, 2024 <text:span text:style-name="T2">5 miles running</text:span> and 3/4 miles of walking</text:p>
      <text:p text:style-name="P24">Warm up: at about 4pm I ran and walked 2 miles mainly of the cemetery loop at 12:15/mile. Later at about 5:10 pm I jogged and ran ½ mile on the Ernst Trail.</text:p>
      <text:p text:style-name="P24">Run: 3 miles with about 9 other runners. Time: 15:07+14:42=29:50</text:p>
      <text:p text:style-name="P24"/>
      <text:p text:style-name="P24">Fri Aug 23, 2024 <text:span text:style-name="T2">no running</text:span></text:p>
      <text:p text:style-name="P10"/>
      <text:p text:style-name="P10">During the past week: 14.27 miles</text:p>
      <text:p text:style-name="P24"/>
      <text:p text:style-name="P24">Sat <text:s/>Aug 24, 2024 <text:span text:style-name="T2">2.7 miles running</text:span> and 1 mile walking</text:p>
      <text:p text:style-name="P24">Warm up: 0.2 miles to the cemetery loop</text:p>
      <text:p text:style-name="P24">Run/walk: 10 loops at 12:44/mile. I ran 0.22 and walked 0.1 miles during each loop. </text:p>
      <text:p text:style-name="P24">Warm down: 0.2 miles home</text:p>
      <text:p text:style-name="P24"/>
      <text:p text:style-name="P24">Sun Aug 25, 2024 <text:span text:style-name="T2">no running</text:span></text:p>
      <text:p text:style-name="P24"/>
      <text:p text:style-name="P24">Mon Aug 26, 2024 <text:span text:style-name="T2">3 miles</text:span> </text:p>
      <text:p text:style-name="P24">I ran with 12 other runners including Joe O'Brien on Bessermer Trail. </text:p>
      <text:p text:style-name="P24">Warm up: 1 mile</text:p>
      <text:p text:style-name="P24">Run: 2 x 1 mile with a few minutes rest between. Times: Both about 10:30</text:p>
      <text:p text:style-name="P24"><text:soft-page-break/>Tues Aug 27, 2024 <text:span text:style-name="T2">no running</text:span></text:p>
      <text:p text:style-name="P24"/>
      <text:p text:style-name="P24">Wed Aug 28, 2024 <text:span text:style-name="T2">4 miles</text:span></text:p>
      <text:p text:style-name="P24">Warm up: 0.4 miles to the cemetery loop</text:p>
      <text:p text:style-name="P24">Run/jog: 10 loops (3.2 miles) in 41:56 or 13:09/mile</text:p>
      <text:p text:style-name="P24">Warm down: 0.4 miles home</text:p>
      <text:p text:style-name="P24"/>
      <text:p text:style-name="P24">Thur Aug 29, 2024 <text:span text:style-name="T2">4 miles</text:span> on the Ernst Trail with 11 other runners</text:p>
      <text:p text:style-name="P24">Warm up: 1 mile in about 12:00</text:p>
      <text:p text:style-name="P24">Run: 3 miles in 30:03 or 10:01/mile</text:p>
      <text:p text:style-name="P24"/>
      <text:p text:style-name="P24">Fri Aug 30, 2024 <text:span text:style-name="T2">4 miles</text:span> </text:p>
      <text:p text:style-name="P24">Warm up: 0.4 miles to the cemetery loop</text:p>
      <text:p text:style-name="P24">Run/jog: 10 loops (3.2 miles) in 41:16 or 12:54/mile</text:p>
      <text:p text:style-name="P24">I jogged 0.05 miles during each loop for a total of 0.5 miles jogging during the run.</text:p>
      <text:p text:style-name="P24">Warm down: 0.4 miles home</text:p>
      <text:p text:style-name="P10"/>
      <text:p text:style-name="P10">During the past week: 17.7 miles</text:p>
      <text:p text:style-name="P24"/>
      <text:p text:style-name="P24">Sat <text:s/>Aug 31, 2024 <text:span text:style-name="T2">4 miles</text:span> </text:p>
      <text:p text:style-name="P24">Warm up: 0.4 miles to the cemetery loop</text:p>
      <text:p text:style-name="P24">Run/jog: 10 loops (3.2 miles) in 38:48 or 12:08/mile</text:p>
      <text:p text:style-name="P24">I jogged 0.05 miles during each loop for a total of 0.5 miles jogging during the run.</text:p>
      <text:p text:style-name="P24">Ave Heart Rate: 115 bpm</text:p>
      <text:p text:style-name="P24">Warm down: 0.4 miles home</text:p>
      <text:p text:style-name="P24"/>
      <text:p text:style-name="P24">Sun Sept 1, 2024 <text:span text:style-name="T2">no running</text:span></text:p>
      <text:p text:style-name="P24"/>
      <text:p text:style-name="P24">Mon <text:s/>Sept <text:s/>2, 2024 <text:span text:style-name="T2">3.9 miles</text:span> running and 1.5 miles walking</text:p>
      <text:p text:style-name="P24">Warm up: 0.3 miles to the cemetery loop</text:p>
      <text:p text:style-name="P24">Run/walk: 15 loops (4.8 miles) in 1:04:41 or 13:30/mile</text:p>
      <text:p text:style-name="P24">I walked 0.1 miles during each loop for a total of 1.5 miles walking </text:p>
      <text:p text:style-name="P24">Warm down: 0.3 miles home</text:p>
      <text:p text:style-name="P24"/>
      <text:p text:style-name="P24">Tues <text:s/>Sept <text:s/>3, 2024 <text:span text:style-name="T2">3.2 miles</text:span> running and 1 mile walking</text:p>
      <text:p text:style-name="P24">Warm up: 0.7 miles to the cemetery loop</text:p>
      <text:p text:style-name="P24">Run/walk: 10 loops (3.2 miles) in 40:51 or 12:46/mile</text:p>
      <text:p text:style-name="P24">I walked 0.1 miles during each loop for a total of 1 mile of walking </text:p>
      <text:p text:style-name="P24">Warm down: 0.3 miles home</text:p>
      <text:p text:style-name="P24"/>
      <text:p text:style-name="P24"/>
      <text:p text:style-name="P24"/>
      <text:p text:style-name="P24"><text:soft-page-break/>Wed <text:s/>Sept <text:s/>4, 2024 <text:span text:style-name="T2">3.2 miles</text:span> running and 1 mile walking</text:p>
      <text:p text:style-name="P24">Warm up: 0.7 miles to the cemetery loop</text:p>
      <text:p text:style-name="P24">Run/walk: 10 loops (3.2 miles) in 39:07 or 12:13/mile</text:p>
      <text:p text:style-name="P24">I walked 0.1 miles during each loop for a total of 1 mile of walking</text:p>
      <text:p text:style-name="P24">Compare to Sat <text:s/>Aug 31, 2024 when I walked 0.05 miles during each loop.</text:p>
      <text:p text:style-name="P24">I really felt good during the run today and also after! </text:p>
      <text:p text:style-name="P24">Warm down: 0.3 miles home</text:p>
      <text:p text:style-name="P24"/>
      <text:p text:style-name="P24">Thur Sept 5, 2024 <text:span text:style-name="T2">3 miles running</text:span> and ½ miles walking</text:p>
      <text:p text:style-name="P24">I ran 3 miles and walked ½ mile mostly on the cemetery loop. </text:p>
      <text:p text:style-name="P24">1 mile of the running was a mile on the loop in 9:51.</text:p>
      <text:p text:style-name="P24"/>
      <text:p text:style-name="P24">Fri Sept 6, 2024 <text:span text:style-name="T2">5.1 miles running</text:span></text:p>
      <text:p text:style-name="P24">Warm up: 0.5 miles to the top of the road in Greedale Cemetery and rested a little</text:p>
      <text:p text:style-name="P24">Run: 2 x (all down hill on the cemetery main road and on Randolph St. to Madison Ave and back up the hill to the start). Total distance: 4.22 miles, <text:span text:style-name="T2">Sum of ascents: 518 feet</text:span>, total time: 53:47, </text:p>
      <text:p text:style-name="P24">Ave Pace: 12:45, Splits: 11:31, 16:15, 11:37, 14:23. </text:p>
      <text:p text:style-name="P24">Time for first half: 27:46, Time for second half: 26:00, </text:p>
      <text:p text:style-name="P24">The second time up the hill was fast and I felt good!</text:p>
      <text:p text:style-name="P24">Warm down: 0.38 miles home</text:p>
      <text:p text:style-name="P24"/>
      <text:p text:style-name="P10">During the past week: 21.4 miles</text:p>
      <text:p text:style-name="P24"/>
      <text:p text:style-name="P10"><text:span text:style-name="T3">Sat Sept 7, 2024 </text:span>1.75 miles <text:span text:style-name="T3">on the indoor track</text:span></text:p>
      <text:p text:style-name="P24">Run: ½ mile in 5:28</text:p>
      <text:p text:style-name="P24">Using leg press: 50 reps with both legs and 40 pounds</text:p>
      <text:p text:style-name="P24">Run: 1 mile in 5:07+4:50 = 9:57</text:p>
      <text:p text:style-name="P24">Warm down: ¼ mile </text:p>
      <text:p text:style-name="P24"/>
      <text:p text:style-name="P24">Sun Sept 8, 2024 <text:span text:style-name="T2">3.55 miles</text:span> running and 2.25 miles walking</text:p>
      <text:p text:style-name="P24">Warm up: 0.5 miles to the cemetery loop</text:p>
      <text:p text:style-name="P24">Run/walk: 15 loops (4.8 miles) in 1:06:33 or 13:52/mile</text:p>
      <text:p text:style-name="P24">I walked 0.15 miles during each 0.32 mile loop. So 2.25 miles walking and 2.55 miles running. </text:p>
      <text:p text:style-name="P24">Warm down: 0.5 miles home</text:p>
      <text:p text:style-name="P24"/>
      <text:p text:style-name="P24">Mon Sept 9, 2024 <text:span text:style-name="T2">3.72 miles</text:span> <text:span text:style-name="T2">running</text:span> and 4.72 miles walking</text:p>
      <text:p text:style-name="P24">In the morning:</text:p>
      <text:p text:style-name="P24">Warm up: 0.5 miles to the cemetery loop</text:p>
      <text:p text:style-name="P24">Run/walk: 17 loops (5.44 miles) in 1:17:35 or <text:span text:style-name="T25">14:16/mile. Ave HR: 95 bpm</text:span></text:p>
      <text:p text:style-name="P24">I walked 0.16 miles and ran 0.16 miles during each loop. So 2.72 miles walking and 2.72 <text:soft-page-break/>miles running. </text:p>
      <text:p text:style-name="P24">Warm down: 0.5 miles home</text:p>
      <text:p text:style-name="P24">In the afternoon:</text:p>
      <text:p text:style-name="P24">I walked 2 miles on the cemetery loop mostly at about 15:00/mile. The last loop was in 4:35 or <text:span text:style-name="T25">14:18/mile. Ave HR on last loop: 131</text:span> <text:span text:style-name="T25">bpm</text:span></text:p>
      <text:p text:style-name="P41">At this pace, it is better to walk and run not just walk.</text:p>
      <text:p text:style-name="P41"/>
      <text:p text:style-name="P24">Tues Sept 10, 2024 <text:span text:style-name="T2">2.5 miles</text:span> running </text:p>
      <text:p text:style-name="P24">Warm up: 0.5 miles to the cemetery loop</text:p>
      <text:p text:style-name="P24">Run: 5 loops (1.6 miles) in 22:32 or 14:14/mile</text:p>
      <text:p text:style-name="P41">Ave HR was about 120 bpm at the end.</text:p>
      <text:p text:style-name="P41">At this pace it is better to walk and run not just run. </text:p>
      <text:p text:style-name="P24">Warm down: 0.25 miles home</text:p>
      <text:p text:style-name="P24"/>
      <text:p text:style-name="P24">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41"/>
      <text:p text:style-name="P41"/>
      <text:p text:style-name="P24"/>
      <text:p text:style-name="P24"/>
      <text:p text:style-name="P24"/>
      <text:p text:style-name="P24">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text:soft-page-break/>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oft-page-break/><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2626707933166872287"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20 loop run:</text:p>
      <text:p text:style-name="P19"><text:soft-page-break/>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9-10T14:54:00.53</dc:date>
    <dc:creator>James Lombardi</dc:creator>
    <meta:editing-duration>P33DT8H20M31S</meta:editing-duration>
    <meta:editing-cycles>2351</meta:editing-cycles>
    <meta:generator>OpenOffice/4.1.2$Win32 OpenOffice.org_project/412m3$Build-9782</meta:generator>
    <meta:document-statistic meta:table-count="0" meta:image-count="9" meta:object-count="0" meta:page-count="231" meta:paragraph-count="6811" meta:word-count="72835" meta:character-count="372336"/>
  </office:meta>
</office:document-meta>
</file>